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IBM Plex Mono" svg:font-family="'IBM Plex Mono'" style:font-pitch="fixed"/>
    <style:font-face style:name="IBM Plex Mono1" svg:font-family="'IBM Plex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bf00" draw:textarea-horizontal-align="justify" draw:textarea-vertical-align="top" draw:auto-grow-height="false" fo:min-height="3.175cm" fo:min-width="3.87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97cm" fo:min-width="25.686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382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381cm" fo:wrap-option="wrap"/>
      <style:paragraph-properties style:writing-mode="lr-tb"/>
    </style:style>
    <style:style style:name="gr6" style:family="graphic" style:parent-style-name="standard">
      <style:graphic-properties svg:stroke-color="#800080" draw:fill-color="#800080" draw:textarea-horizontal-align="justify" draw:textarea-vertical-align="middle" draw:auto-grow-height="false" fo:min-height="9.207cm" fo:min-width="25.146cm"/>
      <style:paragraph-properties style:writing-mode="lr-tb"/>
    </style:style>
    <style:style style:name="gr7" style:family="graphic" style:parent-style-name="standard">
      <style:graphic-properties svg:stroke-color="#77bc65" draw:fill-color="#77bc65" draw:textarea-horizontal-align="justify" draw:textarea-vertical-align="middle" draw:auto-grow-height="false" fo:min-height="7.62cm" fo:min-width="10.541cm"/>
    </style:style>
    <style:style style:name="gr8" style:family="graphic" style:parent-style-name="standard">
      <style:graphic-properties svg:stroke-color="#ffd8ce" draw:fill-color="#ffd8ce" draw:textarea-horizontal-align="justify" draw:textarea-vertical-align="middle" draw:auto-grow-height="false" fo:min-height="5.715cm" fo:min-width="7.366cm"/>
    </style:style>
    <style:style style:name="gr9" style:family="graphic" style:parent-style-name="standard">
      <style:graphic-properties svg:stroke-width="0.071cm" svg:stroke-color="#ffff00" draw:marker-start="Arrowheads_20_16" draw:marker-start-width="0.306cm" draw:marker-end="Arrowheads_20_16" draw:marker-end-width="0.306cm" draw:textarea-vertical-align="middle" fo:padding-top="0.035cm" fo:padding-bottom="0.035cm" fo:padding-left="0.289cm" fo:padding-right="0.035cm"/>
    </style:style>
    <style:style style:name="gr10" style:family="graphic" style:parent-style-name="objectwithoutfill">
      <style:graphic-properties svg:stroke-width="0.176cm" svg:stroke-color="#dddddd" draw:marker-start="Arrowheads_20_15" draw:marker-start-width="0.463cm" draw:marker-end="Arrowheads_20_15" draw:marker-end-width="0.463cm" draw:fill="none" draw:textarea-vertical-align="middle" fo:padding-top="0.087cm" fo:padding-bottom="0.087cm" fo:padding-left="0.087cm" fo:padding-right="0.087cm"/>
    </style:style>
    <style:style style:name="gr11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2" style:family="graphic" style:parent-style-name="objectwithoutfill">
      <style:graphic-properties svg:stroke-width="0.106cm" svg:stroke-color="#ff0000" draw:marker-start="Arrowheads_20_15" draw:marker-start-width="0.459cm" draw:marker-end="Arrowheads_20_15" draw:marker-end-width="0.459cm" draw:fill="none" draw:textarea-vertical-align="middle" fo:padding-top="0.053cm" fo:padding-bottom="0.053cm" fo:padding-left="0.053cm" fo:padding-right="0.053cm"/>
    </style:style>
    <style:style style:name="gr13" style:family="graphic" style:parent-style-name="objectwithoutfill">
      <style:graphic-properties svg:stroke-width="0.106cm" svg:stroke-color="#00a933" draw:marker-start="Arrowheads_20_15" draw:marker-start-width="0.459cm" draw:marker-end="Arrowheads_20_15" draw:marker-end-width="0.459cm" draw:fill="none" draw:textarea-vertical-align="middle" fo:padding-top="0.053cm" fo:padding-bottom="0.053cm" fo:padding-left="0.053cm" fo:padding-right="0.053cm"/>
    </style:style>
    <style:style style:name="gr14" style:family="graphic" style:parent-style-name="objectwithoutfill">
      <style:graphic-properties svg:stroke-width="0.106cm" svg:stroke-color="#ffbf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P1" style:family="paragraph">
      <loext:graphic-properties draw:fill-color="#ffbf00"/>
      <style:paragraph-properties fo:text-align="start" style:writing-mode="lr-tb"/>
      <style:text-properties style:font-name="IBM Plex Mono" fo:font-size="40pt" style:font-size-asian="40pt" style:font-size-complex="40pt"/>
    </style:style>
    <style:style style:name="P2" style:family="paragraph">
      <style:paragraph-properties fo:text-align="center" style:writing-mode="lr-tb"/>
      <style:text-properties style:font-name="IBM Plex Mono" fo:font-size="26pt" style:font-size-asian="26pt" style:font-size-complex="26pt"/>
    </style:style>
    <style:style style:name="P3" style:family="paragraph">
      <loext:graphic-properties draw:fill-color="#000000"/>
      <style:paragraph-properties fo:text-align="center" style:writing-mode="lr-tb"/>
      <style:text-properties fo:color="#000000" loext:opacity="100%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IBM Plex Mono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 fo:background-color="#00a933" style:font-size-asian="24pt" style:font-size-complex="24pt"/>
    </style:style>
    <style:style style:name="P8" style:family="paragraph">
      <loext:graphic-properties draw:fill-color="#800080"/>
      <style:paragraph-properties fo:text-align="center" style:writing-mode="lr-tb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loext:graphic-properties draw:fill-color="#ffd8c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IBM Plex Mono"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IBM Plex Mono"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IBM Plex Mono" fo:font-size="16pt" fo:background-color="#ffff00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IBM Plex Mono" fo:font-size="20pt" fo:background-color="#dddddd" style:font-size-asian="20pt" style:font-size-complex="20pt"/>
    </style:style>
    <style:style style:name="P16" style:family="paragraph">
      <style:paragraph-properties fo:text-align="center"/>
      <style:text-properties fo:color="#ffffff" loext:opacity="100%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IBM Plex Mono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IBM Plex Mono" fo:font-size="40pt" style:font-size-asian="40pt" style:font-size-complex="40pt"/>
    </style:style>
    <style:style style:name="P19" style:family="paragraph">
      <loext:graphic-properties draw:fill="none" draw:fill-color="#ffffff"/>
      <style:paragraph-properties style:writing-mode="lr-tb"/>
      <style:text-properties style:font-name="IBM Plex Mono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IBM Plex Mono" fo:font-size="22pt" fo:background-color="#ffbf00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background-color="#ff0000" style:font-size-asian="24pt" style:font-size-complex="24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IBM Plex Mono" fo:font-size="28pt" style:font-size-asian="28pt" style:font-size-complex="28pt"/>
    </style:style>
    <style:style style:name="T1" style:family="text">
      <style:text-properties style:font-name="IBM Plex Mono" fo:font-size="16pt" style:font-size-asian="16pt" style:font-size-complex="16pt"/>
    </style:style>
    <style:style style:name="T2" style:family="text">
      <style:text-properties fo:font-size="24pt" fo:background-color="#00a933" style:font-size-asian="24pt" style:font-size-complex="24pt"/>
    </style:style>
    <style:style style:name="T3" style:family="text">
      <style:text-properties style:font-name="IBM Plex Mono" fo:font-size="32pt" style:font-size-asian="32pt" style:font-size-complex="32pt"/>
    </style:style>
    <style:style style:name="T4" style:family="text">
      <style:text-properties style:font-name="IBM Plex Mono" fo:font-size="18pt" style:font-size-asian="18pt" style:font-size-complex="18pt"/>
    </style:style>
    <style:style style:name="T5" style:family="text">
      <style:text-properties style:font-name="IBM Plex Mono" fo:font-size="16pt" fo:background-color="#ffff00" style:font-size-asian="16pt" style:font-size-complex="16pt"/>
    </style:style>
    <style:style style:name="T6" style:family="text">
      <style:text-properties style:font-name="IBM Plex Mono" fo:font-size="20pt" fo:background-color="#dddddd" style:font-size-asian="20pt" style:font-size-complex="20pt"/>
    </style:style>
    <style:style style:name="T7" style:family="text">
      <style:text-properties fo:color="#ffffff" loext:opacity="100%" style:font-name="IBM Plex Mono" fo:font-size="40pt" style:font-size-asian="40pt" style:font-size-complex="40pt"/>
    </style:style>
    <style:style style:name="T8" style:family="text">
      <style:text-properties style:font-name="IBM Plex Mono" fo:font-size="40pt" style:font-size-asian="40pt" style:font-size-complex="40pt"/>
    </style:style>
    <style:style style:name="T9" style:family="text">
      <style:text-properties style:font-name="IBM Plex Mono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" fo:font-size="22pt" fo:font-style="normal" fo:text-shadow="none" style:text-underline-style="none" fo:font-weight="normal" style:letter-kerning="true" fo:background-color="#ffbf00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BM Plex Mono" fo:font-size="22pt" fo:background-color="#ffbf00" style:font-name-asian="Liberation Sans3" style:font-size-asian="22pt" style:font-name-complex="Liberation Sans3" style:font-size-complex="22pt"/>
    </style:style>
    <style:style style:name="T12" style:family="text">
      <style:text-properties fo:font-size="24pt" fo:background-color="#ff0000" style:font-size-asian="24pt" style:font-size-complex="24pt"/>
    </style:style>
    <style:style style:name="T13" style:family="text">
      <style:text-properties style:font-name="IBM Plex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127cm" svg:height="3.175cm" svg:x="5.128cm" svg:y="2.905cm">
          <draw:glue-point draw:id="4" svg:x="5cm" svg:y="2.694cm"/>
          <draw:glue-point draw:id="5" svg:x="5cm" svg:y="-1.921cm"/>
          <draw:glue-point draw:id="6" svg:x="3.462cm" svg:y="5.00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94cm" svg:height="11.97cm" svg:x="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0.636cm" svg:height="0.635cm" svg:x="14.017cm" svg:y="8.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91cm" svg:height="0.952cm" svg:x="14.552cm" svg:y="8.42cm">
          <draw:text-box>
            <text:p text:style-name="P4"><text:span text:style-name="T1">Port 50080</text:span></text:p>
          </draw:text-box>
        </draw:frame>
        <draw:custom-shape draw:style-name="gr5" draw:text-style-name="P3" draw:layer="layout" svg:width="0.635cm" svg:height="0.635cm" svg:x="21.002cm" svg:y="8.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228cm" svg:height="0.951cm" svg:x="21.537cm" svg:y="8.521cm">
          <draw:text-box>
            <text:p text:style-name="P4"><text:span text:style-name="T1">Port 50443</text:span></text:p>
          </draw:text-box>
        </draw:frame>
        <draw:frame draw:style-name="gr4" draw:text-style-name="P7" draw:layer="layout" svg:width="3.41cm" svg:height="1.27cm" svg:x="21.495cm" svg:y="6.715cm">
          <draw:text-box>
            <text:p text:style-name="P6"><text:span text:style-name="T2">HTTPS</text:span></text:p>
          </draw:text-box>
        </draw:frame>
        <draw:custom-shape draw:style-name="gr6" draw:text-style-name="P8" draw:layer="layout" svg:width="25.4cm" svg:height="9.207cm" svg:x="1.335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795cm" svg:height="7.62cm" svg:x="15.605cm" svg:y="12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62cm" svg:height="5.715cm" svg:x="1.635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762cm" svg:height="2.222cm" svg:x="21.905cm" svg:y="18.23cm">
          <draw:text-box>
            <text:p text:style-name="P6"><text:span text:style-name="T3">Apache</text:span></text:p>
          </draw:text-box>
        </draw:frame>
        <draw:frame draw:style-name="gr4" draw:text-style-name="P11" draw:layer="layout" svg:width="4.127cm" svg:height="2.027cm" svg:x="1.635cm" svg:y="14.13cm">
          <draw:text-box>
            <text:p text:style-name="P6"><text:span text:style-name="T3">MySQL</text:span></text:p>
          </draw:text-box>
        </draw:frame>
        <draw:custom-shape draw:style-name="gr3" draw:text-style-name="P3" xml:id="id2" draw:id="id2" draw:layer="layout" svg:width="0.636cm" svg:height="0.635cm" svg:x="19.414cm" svg:y="12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0.635cm" svg:height="0.635cm" svg:x="21.002cm" svg:y="8.6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3.492cm" svg:height="0.953cm" svg:x="16.34cm" svg:y="12.282cm">
          <draw:text-box>
            <text:p text:style-name="P4"><text:span text:style-name="T4">Port 80</text:span></text:p>
          </draw:text-box>
        </draw:frame>
        <draw:custom-shape draw:style-name="gr3" draw:text-style-name="P3" xml:id="id4" draw:id="id4" draw:layer="layout" svg:width="0.636cm" svg:height="0.635cm" svg:x="23.225cm" svg:y="12.43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2.54cm" svg:height="1.883cm" svg:x="23.785cm" svg:y="12.252cm">
          <draw:text-box>
            <text:p text:style-name="P4"><text:span text:style-name="T4">Port 443</text:span></text:p>
          </draw:text-box>
        </draw:frame>
        <draw:connector draw:style-name="gr9" draw:text-style-name="P6" draw:layer="layout" svg:x1="14.335cm" svg:y1="9.255cm" svg:x2="19.732cm" svg:y2="12.43cm" draw:start-shape="id1" draw:start-glue-point="2" draw:end-shape="id2" draw:end-glue-point="0" svg:d="M14335 9255v1587h5397v1588" svg:viewBox="0 0 5398 3176">
          <text:p/>
        </draw:connector>
        <draw:connector draw:style-name="gr9" draw:text-style-name="P6" draw:layer="layout" svg:x1="21.319cm" svg:y1="9.255cm" svg:x2="23.543cm" svg:y2="12.43cm" draw:start-shape="id3" draw:start-glue-point="2" draw:end-shape="id4" draw:end-glue-point="0" svg:d="M21319 9255v1587h2224v1588" svg:viewBox="0 0 2225 3176">
          <text:p/>
        </draw:connector>
        <draw:frame draw:style-name="gr4" draw:text-style-name="P13" draw:layer="layout" svg:width="5.322cm" svg:height="1.587cm" svg:x="14.565cm" svg:y="10.155cm">
          <draw:text-box>
            <text:p text:style-name="P6"><text:span text:style-name="T5">Docker port mapping</text:span></text:p>
          </draw:text-box>
        </draw:frame>
        <draw:custom-shape draw:style-name="gr3" draw:text-style-name="P3" xml:id="id6" draw:id="id6" draw:layer="layout" svg:width="0.636cm" svg:height="0.635cm" svg:x="15.605cm" svg:y="18.4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636cm" svg:height="0.635cm" svg:x="8.619cm" svg:y="18.4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909cm" svg:height="1.57cm" svg:x="16.141cm" svg:y="17.827cm">
          <draw:text-box>
            <text:p text:style-name="P4"><text:span text:style-name="T1">10.9.0.2, Port 3306</text:span></text:p>
          </draw:text-box>
        </draw:frame>
        <draw:frame draw:style-name="gr4" draw:text-style-name="P5" draw:layer="layout" svg:width="3.651cm" svg:height="1.253cm" svg:x="5.127cm" svg:y="18.145cm">
          <draw:text-box>
            <text:p text:style-name="P4"><text:span text:style-name="T1">10.9.0.3, Port 3306</text:span></text:p>
          </draw:text-box>
        </draw:frame>
        <draw:connector draw:style-name="gr10" draw:text-style-name="P14" draw:layer="layout" draw:type="line" svg:x1="9.255cm" svg:y1="18.779cm" svg:x2="15.605cm" svg:y2="18.779cm" draw:start-shape="id5" draw:start-glue-point="1" draw:end-shape="id6" draw:end-glue-point="3" svg:d="M9255 18779h6350" svg:viewBox="0 0 6351 1">
          <text:p/>
        </draw:connector>
        <draw:frame draw:style-name="gr4" draw:text-style-name="P15" draw:layer="layout" svg:width="5.08cm" svg:height="1.116cm" svg:x="9.89cm" svg:y="18.145cm">
          <draw:text-box>
            <text:p text:style-name="P6"><text:span text:style-name="T6">10.9.0.0/24</text:span></text:p>
          </draw:text-box>
        </draw:frame>
        <draw:frame draw:style-name="gr4" draw:text-style-name="P17" draw:layer="layout" svg:width="7.285cm" svg:height="2.222cm" svg:x="1.335cm" svg:y="11.16cm">
          <draw:text-box>
            <text:p text:style-name="P16"><text:span text:style-name="T7">Docker</text:span></text:p>
          </draw:text-box>
        </draw:frame>
        <draw:frame draw:style-name="gr4" draw:text-style-name="P18" draw:layer="layout" svg:width="10.795cm" svg:height="2.54cm" svg:x="1cm" svg:y="8.62cm">
          <draw:text-box>
            <text:p text:style-name="P6"><text:span text:style-name="T8">Linux Server</text:span></text:p>
          </draw:text-box>
        </draw:frame>
        <draw:frame draw:style-name="gr4" draw:text-style-name="P13" draw:layer="layout" svg:width="5.322cm" svg:height="1.587cm" svg:x="21.665cm" svg:y="10.256cm">
          <draw:text-box>
            <text:p text:style-name="P6"><text:span text:style-name="T5">Docker port mapping</text:span></text:p>
          </draw:text-box>
        </draw:frame>
        <draw:frame draw:style-name="gr11" draw:text-style-name="P19" draw:layer="layout" svg:width="4.127cm" svg:height="3.174cm" svg:x="5.128cm" svg:y="2.905cm">
          <draw:text-box>
            <text:p><text:span text:style-name="T9">Web Browser 1</text:span></text:p>
          </draw:text-box>
        </draw:frame>
        <draw:frame draw:style-name="gr4" draw:text-style-name="P21" xml:id="id8" draw:id="id8" draw:layer="layout" svg:width="2.222cm" svg:height="1.588cm" svg:x="13.7cm" svg:y="3.857cm">
          <draw:text-box>
            <text:p text:style-name="P20"><text:span text:style-name="T10">••</text:span><text:span text:style-name="T11">•</text:span></text:p>
          </draw:text-box>
          <draw:glue-point draw:id="4" svg:x="-3.573cm" svg:y="5cm"/>
          <draw:glue-point draw:id="5" svg:x="3.573cm" svg:y="5cm"/>
        </draw:frame>
        <draw:custom-shape draw:style-name="gr1" draw:text-style-name="P1" xml:id="id9" draw:id="id9" draw:layer="layout" svg:width="4.127cm" svg:height="3.175cm" svg:x="19.832cm" svg:y="2.905cm">
          <draw:glue-point draw:id="4" svg:x="5cm" svg:y="2.694cm"/>
          <draw:glue-point draw:id="5" svg:x="5cm" svg:y="-1.921cm"/>
          <draw:glue-point draw:id="6" svg:x="-3.702cm" svg:y="5.001cm"/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4.127cm" svg:height="3.175cm" svg:x="19.832cm" svg:y="2.905cm">
          <draw:text-box>
            <text:p><text:span text:style-name="T9">Web Browser N</text:span></text:p>
          </draw:text-box>
        </draw:frame>
        <draw:connector draw:style-name="gr12" draw:text-style-name="P14" draw:layer="layout" draw:line-skew="0.318cm" svg:x1="7.191cm" svg:y1="6.08cm" svg:x2="14.335cm" svg:y2="8.62cm" draw:start-shape="id7" draw:start-glue-point="2" draw:end-shape="id1" draw:end-glue-point="0" svg:d="M7191 6080v1587h7144v953" svg:viewBox="0 0 7145 2541">
          <text:p/>
        </draw:connector>
        <draw:frame draw:style-name="gr4" draw:text-style-name="P22" draw:layer="layout" svg:width="3.058cm" svg:height="1.27cm" svg:x="7.482cm" svg:y="7.062cm">
          <draw:text-box>
            <text:p text:style-name="P6"><text:span text:style-name="T12">HTTP</text:span></text:p>
          </draw:text-box>
        </draw:frame>
        <draw:connector draw:style-name="gr12" draw:text-style-name="P14" draw:layer="layout" svg:x1="14.018cm" svg:y1="5.445cm" svg:x2="14.335cm" svg:y2="8.62cm" draw:start-shape="id8" draw:start-glue-point="4" draw:end-shape="id1" draw:end-glue-point="0" svg:d="M14018 5445v1587h317v1588" svg:viewBox="0 0 318 3176">
          <text:p/>
        </draw:connector>
        <draw:connector draw:style-name="gr13" draw:text-style-name="P14" draw:layer="layout" draw:line-skew="-0.317cm" svg:x1="21.895cm" svg:y1="6.08cm" svg:x2="21.319cm" svg:y2="8.62cm" draw:start-shape="id9" draw:start-glue-point="2" draw:end-shape="id3" draw:end-glue-point="0" svg:d="M21895 6080v952h-576v1588" svg:viewBox="0 0 577 2541">
          <text:p/>
        </draw:connector>
        <draw:connector draw:style-name="gr13" draw:text-style-name="P14" draw:layer="layout" draw:line-skew="0.702cm" svg:x1="14.811cm" svg:y1="5.445cm" svg:x2="21.319cm" svg:y2="8.62cm" draw:start-shape="id8" draw:start-glue-point="2" svg:d="M14811 5445v2540h6508v635" svg:viewBox="0 0 6509 3176">
          <text:p/>
        </draw:connector>
        <draw:frame draw:style-name="gr4" draw:text-style-name="P7" draw:layer="layout" svg:width="3.41cm" svg:height="1.27cm" svg:x="16.795cm" svg:y="7.215cm">
          <draw:text-box>
            <text:p text:style-name="P6"><text:span text:style-name="T2">HTTPS</text:span></text:p>
          </draw:text-box>
        </draw:frame>
        <draw:frame draw:style-name="gr4" draw:text-style-name="P22" draw:layer="layout" svg:width="3.058cm" svg:height="1.27cm" svg:x="11.782cm" svg:y="5.862cm">
          <draw:text-box>
            <text:p text:style-name="P6"><text:span text:style-name="T12">HTTP</text:span></text:p>
          </draw:text-box>
        </draw:frame>
        <draw:line draw:style-name="gr14" draw:text-style-name="P14" draw:layer="layout" svg:x1="4.81cm" svg:y1="1.635cm" svg:x2="24.177cm" svg:y2="1.635cm">
          <text:p/>
        </draw:line>
        <draw:line draw:style-name="gr14" draw:text-style-name="P14" draw:layer="layout" svg:x1="4.81cm" svg:y1="1.6cm" svg:x2="4.81cm" svg:y2="2.552cm">
          <text:p/>
        </draw:line>
        <draw:line draw:style-name="gr14" draw:text-style-name="P14" draw:layer="layout" svg:x1="24.177cm" svg:y1="1.635cm" svg:x2="24.177cm" svg:y2="2.587cm">
          <text:p/>
        </draw:line>
        <draw:frame draw:style-name="gr4" draw:text-style-name="P23" draw:layer="layout" svg:width="7.302cm" svg:height="1.469cm" svg:x="11.76cm" svg:y="1.653cm">
          <draw:text-box>
            <text:p text:style-name="P6"><text:span text:style-name="T13">N student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IBM Plex Mono" svg:font-family="'IBM Plex Mono'" style:font-pitch="fixed"/>
    <style:font-face style:name="IBM Plex Mono1" svg:font-family="'IBM Plex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16" draw:display-name="Arrowheads 16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fit-to-contour="false" fo:padding-top="0cm" fo:padding-bottom="0cm" fo:padding-left="0.254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t-to-contour="false" fo:padding-lef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7T17:44:36.725903170</meta:creation-date>
    <meta:editing-duration>PT47M43S</meta:editing-duration>
    <meta:editing-cycles>13</meta:editing-cycles>
    <meta:generator>LibreOffice/7.3.2.2$MacOSX_AARCH64 LibreOffice_project/49f2b1bff42cfccbd8f788c8dc32c1c309559be0</meta:generator>
    <dc:date>2022-12-13T19:02:38.134024432</dc:date>
    <meta:document-statistic meta:object-count="44"/>
  </office:meta>
</office:document-meta>
</file>